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7d5" officeooo:paragraph-rsid="001d77d5"/>
    </style:style>
    <style:style style:name="P2" style:family="paragraph" style:parent-style-name="Standard">
      <style:text-properties officeooo:rsid="001ff057" officeooo:paragraph-rsid="001ff057"/>
    </style:style>
    <style:style style:name="P3" style:family="paragraph" style:parent-style-name="Standard">
      <style:text-properties officeooo:rsid="00213637" officeooo:paragraph-rsid="00213637"/>
    </style:style>
    <style:style style:name="P4" style:family="paragraph" style:parent-style-name="Standard">
      <style:text-properties officeooo:rsid="0021f248" officeooo:paragraph-rsid="0021f248"/>
    </style:style>
    <style:style style:name="P5" style:family="paragraph" style:parent-style-name="Standard">
      <style:text-properties officeooo:rsid="00236336" officeooo:paragraph-rsid="00236336"/>
    </style:style>
    <style:style style:name="P6" style:family="paragraph" style:parent-style-name="Standard">
      <style:text-properties officeooo:rsid="00255a48" officeooo:paragraph-rsid="00255a48"/>
    </style:style>
    <style:style style:name="P7" style:family="paragraph" style:parent-style-name="Standard">
      <style:text-properties officeooo:rsid="0026c5cf" officeooo:paragraph-rsid="0026c5cf"/>
    </style:style>
    <style:style style:name="P8" style:family="paragraph" style:parent-style-name="Standard">
      <style:text-properties officeooo:rsid="002892a1" officeooo:paragraph-rsid="002892a1"/>
    </style:style>
    <style:style style:name="P9" style:family="paragraph" style:parent-style-name="Standard">
      <style:text-properties officeooo:rsid="0029252e" officeooo:paragraph-rsid="0029252e"/>
    </style:style>
    <style:style style:name="T1" style:family="text">
      <style:text-properties officeooo:rsid="001ff057"/>
    </style:style>
    <style:style style:name="T2" style:family="text">
      <style:text-properties officeooo:rsid="00213637"/>
    </style:style>
    <style:style style:name="T3" style:family="text">
      <style:text-properties officeooo:rsid="00236336"/>
    </style:style>
    <style:style style:name="T4" style:family="text">
      <style:text-properties officeooo:rsid="002892a1"/>
    </style:style>
    <style:style style:name="T5" style:family="text">
      <style:text-properties officeooo:rsid="00292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upgrade</text:p>
      <text:p text:style-name="P1">sudo apt full-upgrade</text:p>
      <text:p text:style-name="P1">sudo apt update</text:p>
      <text:p text:style-name="P1">sudo apt remove</text:p>
      <text:p text:style-name="P1">sudo apt install <text:span text:style-name="T1">git</text:span></text:p>
      <text:p text:style-name="P2">ls -a opciq na ls komandata koqto izpechatva vsichkite failove vkluchitelno skritite</text:p>
      <text:p text:style-name="P2"><text:s/><text:span text:style-name="T2">git init – create repo</text:span></text:p>
      <text:p text:style-name="P3">git add – stages files for commit</text:p>
      <text:p text:style-name="P3">git status – show staged and unstaged files</text:p>
      <text:p text:style-name="P3">git commit -m “Message” – create commit</text:p>
      <text:p text:style-name="P3">git config –global user.name user1</text:p>
      <text:p text:style-name="P3">got config –global user.email <text:a xlink:type="simple" xlink:href="mailto:email@email.email" text:style-name="Internet_20_link" text:visited-style-name="Visited_20_Internet_20_Link">email@email.email</text:a></text:p>
      <text:p text:style-name="P4">git log – commit history</text:p>
      <text:p text:style-name="P4"/>
      <text:p text:style-name="P4">pretty commands for git in terminal</text:p>
      <text:p text:style-name="P4">git log –pretty=oneline</text:p>
      <text:p text:style-name="P4">git log –graph –oneline –decorate -all</text:p>
      <text:p text:style-name="P4">end</text:p>
      <text:p text:style-name="P4"/>
      <text:p text:style-name="P4">git reset – resets the added before com<text:span text:style-name="T3">m</text:span>iting files</text:p>
      <text:p text:style-name="P4">git checkout – filename <text:s/>- loads the file <text:span text:style-name="T3">from the latest commit, also can delete changes</text:span></text:p>
      <text:p text:style-name="P5">git checkout COMMIT_HASH – load all files from commit with given hash</text:p>
      <text:p text:style-name="P5">git checkout -- -load all files from latest commit</text:p>
      <text:p text:style-name="P5">sudo apt install gitk – gui git</text:p>
      <text:p text:style-name="P5"/>
      <text:p text:style-name="P5">-------------------------------</text:p>
      <text:p text:style-name="P5"/>
      <text:p text:style-name="P6">Ctrl+C and Ctrl+Z and Ctrl+D are SIGNALS</text:p>
      <text:p text:style-name="P6">xkill – killing currsor </text:p>
      <text:p text:style-name="P7">alias mysum=”/home/asasd/day02…..”</text:p>
      <text:p text:style-name="P7">type <text:span text:style-name="T4">pwd</text:span></text:p>
      <text:p text:style-name="P7"/>
      <text:p text:style-name="P7">--------------------------------</text:p>
      <text:p text:style-name="P7"/>
      <text:p text:style-name="P8">4 kontrolni raboti – vseki ponedelnik – 3 zadachi – 2 chasa – predava se v github I se predava link – kontrolonata rabota e po vreme na zanqtiqta – nqkolko zadachki koito sme pravili tuk I shte ima edna zadachi s linux komandi na purvoto kontrolno – subirat se tochki – ne e ocenka – max 30 tochki – 3 kontrolni po 30 I edno 60 tochki ( poslednoto) – domashni sa obshto 100 tochki – v kraq na kursa max 250 tochki – nqmat golqmo znachenie – za da vi naemat na rabota ima I 2 intervuta – v ramkite na tqh ni izpitvat ustno na tova koeto sme uchili I tova koeto znaem dopulnitelno – na intervuto shte znaqt moite tochki – tova ne oznachva vsichko no vse pak tochkite pokazvat angajiranost – <text:span text:style-name="T5">poluchavat se sertifikati</text:span></text:p>
      <text:p text:style-name="P8"/>
      <text:p text:style-name="P8">-----------------------------------</text:p>
      <text:p text:style-name="P8"/>
      <text:p text:style-name="P9">Predstavqne na dannite v komputurnite sistemi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0:26:16.174980990</meta:creation-date>
    <dc:date>2022-07-12T16:02:53.898351063</dc:date>
    <meta:editing-duration>PT18M16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1" meta:paragraph-count="31" meta:word-count="274" meta:character-count="1766" meta:non-whitespace-character-count="1492"/>
  </office:meta>
</office:document-meta>
</file>